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Skyn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KN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eth-Amittai Silvance Tisbi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846338" table:style-name="ce2">
            <text:p>1000846338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1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2" table:style-name="ce13">
            <text:p>2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5" table:style-name="ce4">
            <text:p>25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4" table:style-name="ce13">
            <text:p>4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1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2" table:style-name="ce13">
            <text:p>2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1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2" table:formula="of:=[.D26]" table:style-name="ce13">
            <text:p>2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1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2" table:formula="of:=[.D27]" table:style-name="ce13">
            <text:p>2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IW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1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2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1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1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1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2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1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rogenito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compilation of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Torso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Torso inheritan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Head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Arm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Locomoto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tterie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other parts with inhertiance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sic menu to cre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witch case</text:p>
          </table:table-cell>
          <table:table-cell table:number-columns-repeated="16376"/>
        </table:table-row>
        <table:table-row table:number-rows-repeated="10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0">
            <text:p>4-4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3" table:formula="of:=[.B6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3" table:formula="of:=[.B7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formula="of:=[.B8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omponent inherits from serpar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onstructor issu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reate separate functions to mak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ork around to multiple constructor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viability of inheritanc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ms messy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Create shop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transfer main code to shop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hop handles main's function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refactor later for MVC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multiple part handling featur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looping mech for adding multiple parts to model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ap arms at 2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looping mech and multiple part work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vector Model and Component vector<text:s/>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 Homework 5, library_CLI, best code is code you don't writ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vectoring pushing and popping work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riously, best code is not min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to string functions for model and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ill have to find way to print component info from model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trings are print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Feat</text:p>
          </table:table-cell>
          <table:table-cell table:style-name="ce34"/>
          <table:table-cell office:value-type="string" table:style-name="ce34">
            <text:p>Add spacing and beautifcation of outpu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Exit is presenting issu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ry all features of sprint 2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DD EXCEPTION HANDLING</text:p>
          </table:table-cell>
          <table:table-cell table:number-columns-repeated="16376"/>
        </table:table-row>
        <table:table-row table:number-rows-repeated="6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3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3T00:00:00" table:style-name="ce50">
            <text:p>4-3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0:00:00" table:style-name="ce50">
            <text:p>4-11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7" table:style-name="ce3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7" table:formula="of:=[.B6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7" table:formula="of:=[.B7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7" table:formula="of:=[.B8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2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 will need to add more methods late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constuctor to initialize creation of new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Keep it simpl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yntax is correct, compile the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.cpp implementation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lean design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works with .h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to makefile and Shop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till works with makefike and shop addi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menu options and full functionliaty for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assword protect maybe?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to see if compiles and runs smooth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Employe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RINSE LATHER REPEA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constuctor to initialize creation of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yntax is correct, compile the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.cpp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works with .h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to makefile and Shop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till works with makefike and shop addi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menu options and full functionliaty for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assword protect maybe?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to see if compiles and runs smooth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2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4" table:style-name="ta1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00:00:00" table:style-name="ce50">
            <text:p>4-11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7T00:00:00" table:style-name="ce50">
            <text:p>4-17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9" table:style-name="ce3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9" table:formula="of:=[.B6]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9" table:formula="of:=[.B7]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9" table:formula="of:=[.B8]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File</text:p>
          </table:table-cell>
          <table:table-cell table:number-columns-repeated="2" table:style-name="ce34"/>
          <table:table-cell office:value-type="string" table:style-name="ce34">
            <text:p>Refactor code to one .cpp fil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Find way to keep them separat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Makefile</text:p>
          </table:table-cell>
          <table:table-cell table:style-name="ce34"/>
          <table:table-cell office:value-type="string" table:style-name="ce34">
            <text:p>Compile</text:p>
          </table:table-cell>
          <table:table-cell table:number-columns-repeated="2" table:style-name="ce34"/>
          <table:table-cell office:value-type="string" table:style-name="ce34">
            <text:p>Create Makefil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se one from sprint 6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Compile</text:p>
          </table:table-cell>
          <table:table-cell table:number-columns-repeated="2" table:style-name="ce34"/>
          <table:table-cell office:value-type="string" table:style-name="ce34">
            <text:p>Fix compilation errors that will arris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FLTK</text:p>
          </table:table-cell>
          <table:table-cell table:style-name="ce34"/>
          <table:table-cell office:value-type="string" table:style-name="ce34">
            <text:p>Window</text:p>
          </table:table-cell>
          <table:table-cell table:number-columns-repeated="2" table:style-name="ce34"/>
          <table:table-cell office:value-type="string" table:style-name="ce34">
            <text:p>Add Sprint 6 related features, window, tool bar, etc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Best code is code not written by self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MVC</text:p>
          </table:table-cell>
          <table:table-cell table:number-columns-repeated="2" table:style-name="ce34"/>
          <table:table-cell office:value-type="string" table:style-name="ce34">
            <text:p>Refactor code to fit MVC</text:p>
          </table:table-cell>
          <table:table-cell office:value-type="string" table:style-name="ce34">
            <text:p>I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FLTK</text:p>
          </table:table-cell>
          <table:table-cell table:number-columns-repeated="2" table:style-name="ce34"/>
          <table:table-cell office:value-type="string" table:style-name="ce34">
            <text:p>Send control of component creation to FLTK CB'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FLTK</text:p>
          </table:table-cell>
          <table:table-cell table:number-columns-repeated="2" table:style-name="ce34"/>
          <table:table-cell office:value-type="string" table:style-name="ce34">
            <text:p>Verify compilation is successfu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MVC</text:p>
          </table:table-cell>
          <table:table-cell table:number-columns-repeated="2" table:style-name="ce34"/>
          <table:table-cell office:value-type="string" table:style-name="ce34">
            <text:p>Transfer info gathering to FLTK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MVC</text:p>
          </table:table-cell>
          <table:table-cell table:number-columns-repeated="2" table:style-name="ce34"/>
          <table:table-cell office:value-type="string" table:style-name="ce34">
            <text:p>Look into improving 'view'</text:p>
          </table:table-cell>
          <table:table-cell office:value-type="string" table:style-name="ce34">
            <text:p>IP</text:p>
          </table:table-cell>
          <table:table-cell table:style-name="ce34"/>
          <table:table-cell table:number-columns-repeated="16376"/>
        </table:table-row>
        <table:table-row table:number-rows-repeated="11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Tisbi</dc:creator>
    <meta:creation-date>2016-03-21T22:16:37Z</meta:creation-date>
    <dc:date>2017-04-18T03:53:41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4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